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Black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1cm"/>
      <style:paragraph-properties style:writing-mode="lr-tb"/>
    </style:style>
    <style:style style:name="pr2" style:family="presentation" style:parent-style-name="Predeterminado-notes">
      <style:graphic-properties draw:fill-color="#ffffff" fo:min-height="12.572cm"/>
      <style:paragraph-properties style:writing-mode="lr-tb"/>
    </style:style>
    <style:style style:name="pr3" style:family="presentation" style:parent-style-name="Predeterminado-title">
      <style:graphic-properties fo:min-height="15.744cm"/>
      <style:paragraph-properties style:writing-mode="lr-tb"/>
    </style:style>
    <style:style style:name="P1" style:family="paragraph">
      <style:text-properties style:font-name="Arial Black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 style:font-size-asian="60pt" style:font-size-complex="60pt"/>
    </style:style>
    <style:style style:name="T1" style:family="text">
      <style:text-properties style:font-name="Arial Black" fo:font-size="72pt" style:font-size-asian="72pt" style:font-size-complex="72pt"/>
    </style:style>
    <style:style style:name="T2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8cm" svg:height="3.582cm" svg:x="0cm" svg:y="3.5cm" presentation:class="title" presentation:user-transformed="true">
          <draw:text-box>
            <text:p text:style-name="P1"><text:span text:style-name="T1">Llegó el tiemp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8cm" svg:height="15.744cm" svg:x="0cm" svg:y="0cm" presentation:class="title" presentation:user-transformed="true">
          <draw:text-box>
            <text:p text:style-name="P3"><text:span text:style-name="T2">Llegó el tiempo</text:span><text:span text:style-name="T2"><text:line-break/></text:span><text:span text:style-name="T2">Llegó la hora</text:span><text:span text:style-name="T2"><text:line-break/></text:span><text:span text:style-name="T2">De adorar al Rey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3" draw:layer="layout" svg:width="28cm" svg:height="15.744cm" svg:x="0cm" svg:y="0cm" presentation:class="title" presentation:user-transformed="true">
          <draw:text-box>
            <text:p text:style-name="P3"><text:span text:style-name="T2">Este es el tiempo</text:span><text:span text:style-name="T2"><text:line-break/></text:span><text:span text:style-name="T2">Esta es la hora</text:span><text:span text:style-name="T2"><text:line-break/></text:span><text:span text:style-name="T2">De adorar al Rey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3" draw:layer="layout" svg:width="28cm" svg:height="15.744cm" svg:x="0cm" svg:y="0cm" presentation:class="title" presentation:user-transformed="true">
          <draw:text-box>
            <text:p text:style-name="P3"><text:span text:style-name="T2">Y su iglesia se levanta </text:span><text:span text:style-name="T2"><text:line-break/></text:span><text:span text:style-name="T2">Para adorar</text:span><text:span text:style-name="T2"><text:line-break/></text:span><text:span text:style-name="T2">Celebrando con gran gozo </text:span><text:span text:style-name="T2"><text:line-break/></text:span><text:span text:style-name="T2">El rey está aquí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Black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21T22:35:33.642000000</meta:creation-date>
    <dc:date>2023-01-21T22:41:41.783000000</dc:date>
    <meta:editing-duration>PT6M8S</meta:editing-duration>
    <meta:editing-cycles>1</meta:editing-cycles>
    <meta:document-statistic meta:object-count="33"/>
    <meta:generator>LibreOffice/7.4.4.2$Windows_X86_64 LibreOffice_project/85569322deea74ec9134968a29af2df5663baa21</meta:generator>
  </office:meta>
</office:document-meta>
</file>